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 style:list-style-name="L1">
      <style:text-properties fo:language="ru" fo:country="RU"/>
    </style:style>
    <style:style style:name="P7" style:family="paragraph" style:parent-style-name="Standard" style:list-style-name="L2">
      <style:text-properties fo:language="ru" fo:country="RU"/>
    </style:style>
    <style:style style:name="P8" style:family="paragraph" style:parent-style-name="Standard" style:list-style-name="L3">
      <style:text-properties fo:language="ru" fo:country="RU"/>
    </style:style>
    <style:style style:name="P9" style:family="paragraph" style:parent-style-name="Standard" style:list-style-name="L4">
      <style:text-properties fo:language="ru" fo:country="RU"/>
    </style:style>
    <style:style style:name="P10" style:family="paragraph" style:parent-style-name="Standard" style:list-style-name="L4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eadf0" style:font-weight-asian="normal" style:font-weight-complex="normal"/>
    </style:style>
    <style:style style:name="T4" style:family="text">
      <style:text-properties fo:language="en" fo:country="US" officeooo:rsid="000eadf0"/>
    </style:style>
    <style:style style:name="T5" style:family="text">
      <style:text-properties fo:language="ru" fo:country="RU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eadf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Полное название приложения</text:span>: Конфигуратор справочников Информационного портала ревизионно-юридического блока.</text:p>
      <text:p text:style-name="Standard"/>
      <text:p text:style-name="Standard"><text:span text:style-name="T6">Краткое название</text:span>: Конфигуратор справочников портала.</text:p>
      <text:p text:style-name="Standard"/>
      <text:p text:style-name="Standard"><text:span text:style-name="T6">Назначение</text:span>: создание и обслуживание справочников, папок, форм и сценариев портала.</text:p>
      <text:p text:style-name="Standard"/>
      <text:p text:style-name="Standard"><text:span text:style-name="T6">Имя исполнимого файла</text:span>: <text:span text:style-name="T1">dcfg.exe</text:span></text:p>
      <text:p text:style-name="P4"/>
      <text:p text:style-name="P2">Размер исполнимого файла<text:span text:style-name="T7">: </text:span><text:span text:style-name="T3">~</text:span><text:span text:style-name="T2">7</text:span><text:span text:style-name="T7"> Мб</text:span></text:p>
      <text:p text:style-name="P3"/>
      <text:p text:style-name="P1"><text:span text:style-name="T6">Текущая версия программы</text:span>: <text:span text:style-name="T1">1.</text:span><text:span text:style-name="T4">7</text:span><text:span text:style-name="T1">.5.1</text:span></text:p>
      <text:p text:style-name="P1"/>
      <text:p text:style-name="P1"><text:span text:style-name="T6">Платформа</text:span>: <text:span text:style-name="T1">Windows XP </text:span>и выше</text:p>
      <text:p text:style-name="P1"/>
      <text:p text:style-name="P1"><text:span text:style-name="T6">Требующиеся дополнительные библиотеки</text:span>:</text:p>
      <text:list xml:id="list2590303839" text:style-name="L1">
        <text:list-item>
          <text:p text:style-name="P6">клиент <text:span text:style-name="T1">Firebird </text:span>версии не ниже 2.1 (в минимальном варианте наличие библиотеки <text:span text:style-name="T1">gds32.dll</text:span>) — обязательно</text:p>
        </text:list-item>
      </text:list>
      <text:list xml:id="list505400518" text:style-name="L2">
        <text:list-item>
          <text:p text:style-name="P7">клиент <text:span text:style-name="T1">Oracle 1</text:span>0 или 11 версии — не обязательно</text:p>
        </text:list-item>
      </text:list>
      <text:list xml:id="list2066562995" text:style-name="L3">
        <text:list-item>
          <text:p text:style-name="P8">клиент <text:span text:style-name="T1">PostgreSQL н</text:span>е ниже 8 версии — не обязательно</text:p>
        </text:list-item>
      </text:list>
      <text:p text:style-name="P1"/>
      <text:p text:style-name="P1"><text:span text:style-name="T6">Среда разработки</text:span><text:span text:style-name="T1">: Delphi 2007</text:span></text:p>
      <text:p text:style-name="P1"/>
      <text:p text:style-name="P1"><text:span text:style-name="T6">Сторонние компоненты</text:span>: <text:span text:style-name="T1">FIBPlus, EhLIB, UniDAC, JVCL, SynEdit.</text:span></text:p>
      <text:p text:style-name="P1"/>
      <text:p text:style-name="P1"><text:span text:style-name="T6">Базы данных</text:span>: </text:p>
      <text:list xml:id="list3441672919" text:style-name="L4">
        <text:list-item>
          <text:p text:style-name="P9">БД портала РЮБ на <text:span text:style-name="T1">Firebird – </text:span>основная, откуда выполняется чтение конфигурации.</text:p>
        </text:list-item>
        <text:list-item>
          <text:p text:style-name="P10"><text:span text:style-name="T5">БД Сети ММ (</text:span>Oracle<text:span text:style-name="T5">), при наличии справочников под нее.</text:span></text:p>
        </text:list-item>
        <text:list-item>
          <text:p text:style-name="P10"><text:span text:style-name="T5">БД сервера </text:span>ENS <text:span text:style-name="T5">на </text:span>Firebird.</text:p>
        </text:list-item>
        <text:list-item>
          <text:p text:style-name="P9">возможность подключения других БД, из тех, что используются на портале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08:37:23.48</meta:creation-date>
    <meta:generator>LibreOffice/5.4.1.2$Windows_X86_64 LibreOffice_project/ea7cb86e6eeb2bf3a5af73a8f7777ac570321527</meta:generator>
    <dc:date>2018-09-26T01:49:14.938000000</dc:date>
    <meta:editing-duration>PT31M5S</meta:editing-duration>
    <meta:editing-cycles>21</meta:editing-cycles>
    <meta:document-statistic meta:table-count="0" meta:image-count="0" meta:object-count="0" meta:page-count="1" meta:paragraph-count="18" meta:word-count="128" meta:character-count="941" meta:non-whitespace-character-count="833"/>
  </office:meta>
</office:document-meta>
</file>